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1cm"/>
    </style:style>
    <style:style style:name="co2" style:family="table-column">
      <style:table-column-properties fo:break-before="auto" style:column-width="16.298cm"/>
    </style:style>
    <style:style style:name="co3" style:family="table-column">
      <style:table-column-properties fo:break-before="auto" style:column-width="1.177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SBN</text:p>
          </table:table-cell>
          <table:table-cell office:value-type="string">
            <text:p>title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0018488498</text:p>
          </table:table-cell>
          <table:table-cell office:value-type="string">
            <text:p>What the bleep do we know</text:p>
          </table:table-cell>
          <table:table-cell office:value-type="float" office:value="59.6">
            <text:p>5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322305</text:p>
          </table:table-cell>
          <table:table-cell office:value-type="string">
            <text:p>Forgiving the unforgivable</text:p>
          </table:table-cell>
          <table:table-cell office:value-type="float" office:value="31.3">
            <text:p>3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383142</text:p>
          </table:table-cell>
          <table:table-cell office:value-type="string">
            <text:p>Old New York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415133</text:p>
          </table:table-cell>
          <table:table-cell office:value-type="string">
            <text:p>Wolf rider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415559</text:p>
          </table:table-cell>
          <table:table-cell office:value-type="string">
            <text:p>Voice and the actor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425759</text:p>
          </table:table-cell>
          <table:table-cell office:value-type="string">
            <text:p>Tripods #1: When the tripods came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427018</text:p>
          </table:table-cell>
          <table:table-cell office:value-type="string">
            <text:p>Tripods #3: City of Gold and lead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427115</text:p>
          </table:table-cell>
          <table:table-cell office:value-type="string">
            <text:p>Tripods #2: White mountains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427212</text:p>
          </table:table-cell>
          <table:table-cell office:value-type="string">
            <text:p>Tripods #4: Pool of fire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0446500</text:p>
          </table:table-cell>
          <table:table-cell office:value-type="string">
            <text:p>Z for Zachariah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1171432</text:p>
          </table:table-cell>
          <table:table-cell office:value-type="string">
            <text:p>Graduate</text:p>
          </table:table-cell>
          <table:table-cell office:value-type="float" office:value="25.6">
            <text:p>2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1175802</text:p>
          </table:table-cell>
          <table:table-cell office:value-type="string">
            <text:p>Just visiting: Les visiteurs II</text:p>
          </table:table-cell>
          <table:table-cell office:value-type="float" office:value="36.2">
            <text:p>3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5473905</text:p>
          </table:table-cell>
          <table:table-cell office:value-type="string">
            <text:p>Respect for acting</text:p>
          </table:table-cell>
          <table:table-cell office:value-type="float" office:value="26.6">
            <text:p>2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6045702</text:p>
          </table:table-cell>
          <table:table-cell office:value-type="string">
            <text:p>Joy of cooking</text:p>
          </table:table-cell>
          <table:table-cell office:value-type="float" office:value="56.6">
            <text:p>5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7701301</text:p>
          </table:table-cell>
          <table:table-cell office:value-type="string">
            <text:p>Hatch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028624076</text:p>
          </table:table-cell>
          <table:table-cell office:value-type="string">
            <text:p>Complete idiot's guide to stepparenting</text:p>
          </table:table-cell>
          <table:table-cell office:value-type="float" office:value="27.2">
            <text:p>2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27717</text:p>
          </table:table-cell>
          <table:table-cell office:value-type="string">
            <text:p>Betty Crocker's picture cook book</text:p>
          </table:table-cell>
          <table:table-cell office:value-type="float" office:value="44.1">
            <text:p>4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31196</text:p>
          </table:table-cell>
          <table:table-cell office:value-type="string">
            <text:p>Webster's new world college dictionary</text:p>
          </table:table-cell>
          <table:table-cell office:value-type="float" office:value="45.4">
            <text:p>4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31226</text:p>
          </table:table-cell>
          <table:table-cell office:value-type="string">
            <text:p>Webster's New World Thesaurus</text:p>
          </table:table-cell>
          <table:table-cell office:value-type="float" office:value="34.3">
            <text:p>3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33873</text:p>
          </table:table-cell>
          <table:table-cell office:value-type="string">
            <text:p>Complete Idiot's Guide to Learning Yiddish</text:p>
          </table:table-cell>
          <table:table-cell office:value-type="float" office:value="30.1">
            <text:p>3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36376</text:p>
          </table:table-cell>
          <table:table-cell office:value-type="string">
            <text:p>Complete idiot's guide to overcoming procrastination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37623</text:p>
          </table:table-cell>
          <table:table-cell office:value-type="string">
            <text:p>Low-fat low cholesterol cooking today</text:p>
          </table:table-cell>
          <table:table-cell office:value-type="float" office:value="36.8">
            <text:p>3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43100</text:p>
          </table:table-cell>
          <table:table-cell office:value-type="string">
            <text:p>Complete Idiot's Guide to Understanding the Brain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44166</text:p>
          </table:table-cell>
          <table:table-cell office:value-type="string">
            <text:p>Mob star: the story of John Gotti</text:p>
          </table:table-cell>
          <table:table-cell office:value-type="float" office:value="27.2">
            <text:p>2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8658477</text:p>
          </table:table-cell>
          <table:table-cell office:value-type="string">
            <text:p>Encyclopedia of genocide and crimes against humanity</text:p>
          </table:table-cell>
          <table:table-cell office:value-type="float" office:value="687.8">
            <text:p>68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9079403</text:p>
          </table:table-cell>
          <table:table-cell office:value-type="string">
            <text:p>Rules of sociological method</text:p>
          </table:table-cell>
          <table:table-cell office:value-type="float" office:value="34.3">
            <text:p>3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29202922</text:p>
          </table:table-cell>
          <table:table-cell office:value-type="string">
            <text:p>Search for the real self: Unmasking the Personality Disorders of Our Ag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44743</text:p>
          </table:table-cell>
          <table:table-cell office:value-type="string">
            <text:p>Macroeconomics</text:p>
          </table:table-cell>
          <table:table-cell office:value-type="float" office:value="87.7">
            <text:p>8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51995</text:p>
          </table:table-cell>
          <table:table-cell office:value-type="string">
            <text:p>Holt Science &amp; Technology Science Fair Guide (Grade 6)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52045</text:p>
          </table:table-cell>
          <table:table-cell office:value-type="string">
            <text:p>Holt Science &amp; Technology Assessment Checklists and Rubrics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68774</text:p>
          </table:table-cell>
          <table:table-cell office:value-type="string">
            <text:p>Elements of Literature, grade 8</text:p>
          </table:table-cell>
          <table:table-cell office:value-type="float" office:value="121.9">
            <text:p>12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68839</text:p>
          </table:table-cell>
          <table:table-cell office:value-type="string">
            <text:p>Holt Science &amp; Technology Program Teaching Resources Package (Grade 6)</text:p>
          </table:table-cell>
          <table:table-cell office:value-type="float" office:value="128.3">
            <text:p>12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72542</text:p>
          </table:table-cell>
          <table:table-cell office:value-type="string">
            <text:p>Komm mit! 1 student book</text:p>
          </table:table-cell>
          <table:table-cell office:value-type="float" office:value="131.4">
            <text:p>13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72569</text:p>
          </table:table-cell>
          <table:table-cell office:value-type="string">
            <text:p>Komm mit! 2 student book</text:p>
          </table:table-cell>
          <table:table-cell office:value-type="float" office:value="134.3">
            <text:p>13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72585</text:p>
          </table:table-cell>
          <table:table-cell office:value-type="string">
            <text:p>Komm mit! 1 teacher's book</text:p>
          </table:table-cell>
          <table:table-cell office:value-type="float" office:value="143.9">
            <text:p>14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72593</text:p>
          </table:table-cell>
          <table:table-cell office:value-type="string">
            <text:p>Komm mit! 2 teacher's book</text:p>
          </table:table-cell>
          <table:table-cell office:value-type="float" office:value="143.9">
            <text:p>14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398886</text:p>
          </table:table-cell>
          <table:table-cell office:value-type="string">
            <text:p>Holt bien dit 1 student book</text:p>
          </table:table-cell>
          <table:table-cell office:value-type="float" office:value="144.8">
            <text:p>14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2223X</text:p>
          </table:table-cell>
          <table:table-cell office:value-type="string">
            <text:p>Holt bien dit 1A teacher's book</text:p>
          </table:table-cell>
          <table:table-cell office:value-type="float" office:value="171.8">
            <text:p>17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22485</text:p>
          </table:table-cell>
          <table:table-cell office:value-type="string">
            <text:p>World History Differentiated Instruction Teacher Management System Grades 6-8</text:p>
          </table:table-cell>
          <table:table-cell office:value-type="float" office:value="45.22">
            <text:p>45.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23325</text:p>
          </table:table-cell>
          <table:table-cell office:value-type="string">
            <text:p>World History Differentiated Instruction Teacher Management System Grades 6-8 Ancient Civilizations</text:p>
          </table:table-cell>
          <table:table-cell office:value-type="float" office:value="44.8">
            <text:p>4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23341</text:p>
          </table:table-cell>
          <table:table-cell office:value-type="string">
            <text:p>World History Program Assessment Support System Grades 6-8 Ancient Civilizations</text:p>
          </table:table-cell>
          <table:table-cell office:value-type="float" office:value="60.01">
            <text:p>6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26979</text:p>
          </table:table-cell>
          <table:table-cell office:value-type="string">
            <text:p>Holt bien dit 2 student book</text:p>
          </table:table-cell>
          <table:table-cell office:value-type="float" office:value="147.1">
            <text:p>14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32189</text:p>
          </table:table-cell>
          <table:table-cell office:value-type="string">
            <text:p>Holt bien dit 3 student book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56223</text:p>
          </table:table-cell>
          <table:table-cell office:value-type="string">
            <text:p>Holt Science &amp; Technology Teacher's Edition Life Science</text:p>
          </table:table-cell>
          <table:table-cell office:value-type="float" office:value="130.3">
            <text:p>13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57572</text:p>
          </table:table-cell>
          <table:table-cell office:value-type="string">
            <text:p>Holt Science &amp; Technology Teacher's Edition Earth Science</text:p>
          </table:table-cell>
          <table:table-cell office:value-type="float" office:value="130.3">
            <text:p>13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57688</text:p>
          </table:table-cell>
          <table:table-cell office:value-type="string">
            <text:p>Holt Science &amp; Technology Teacher's Edition Physical Science</text:p>
          </table:table-cell>
          <table:table-cell office:value-type="float" office:value="130.3">
            <text:p>13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224X</text:p>
          </table:table-cell>
          <table:table-cell office:value-type="string">
            <text:p>Holt Science &amp; Technology Student Edition Life Science</text:p>
          </table:table-cell>
          <table:table-cell office:value-type="float" office:value="96.2">
            <text:p>9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2274</text:p>
          </table:table-cell>
          <table:table-cell office:value-type="string">
            <text:p>Holt Science &amp; Technology Student Edition Earth Science</text:p>
          </table:table-cell>
          <table:table-cell office:value-type="float" office:value="96.2">
            <text:p>9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2282</text:p>
          </table:table-cell>
          <table:table-cell office:value-type="string">
            <text:p>Holt Science &amp; Technology Student Edition Physical Science</text:p>
          </table:table-cell>
          <table:table-cell office:value-type="float" office:value="96.2">
            <text:p>9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2428</text:p>
          </table:table-cell>
          <table:table-cell office:value-type="string">
            <text:p>Holt Science &amp; Technology Premier Online Student Edition (1-year subscription) Life Scienc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2436</text:p>
          </table:table-cell>
          <table:table-cell office:value-type="string">
            <text:p>Holt Science &amp; Technology Premier Online Student Edition (1-year subscription) Earth Scienc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2444</text:p>
          </table:table-cell>
          <table:table-cell office:value-type="string">
            <text:p>Holt Science &amp; Technology Premier Online Student Edition (1-year subscription) Physical Scienc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4285</text:p>
          </table:table-cell>
          <table:table-cell office:value-type="string">
            <text:p>Holt Science &amp; Technology Chapter Resources CD-ROM Earth Science</text:p>
          </table:table-cell>
          <table:table-cell office:value-type="float" office:value="68.2">
            <text:p>6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46434X</text:p>
          </table:table-cell>
          <table:table-cell office:value-type="string">
            <text:p>Holt Science &amp; Technology Chapter Resources CD-ROM Physical Science</text:p>
          </table:table-cell>
          <table:table-cell office:value-type="float" office:value="68.2">
            <text:p>6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543517</text:p>
          </table:table-cell>
          <table:table-cell office:value-type="string">
            <text:p>Holt science spectrum: A balanced approac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030566118</text:p>
          </table:table-cell>
          <table:table-cell office:value-type="string">
            <text:p>Komm mit! 2 video cassette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566126</text:p>
          </table:table-cell>
          <table:table-cell office:value-type="string">
            <text:p>Komm mit! 1 video cassette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650119</text:p>
          </table:table-cell>
          <table:table-cell office:value-type="string">
            <text:p>Komm mit! 1 workbook</text:p>
          </table:table-cell>
          <table:table-cell office:value-type="float" office:value="27.3">
            <text:p>2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65016X</text:p>
          </table:table-cell>
          <table:table-cell office:value-type="string">
            <text:p>Komm mit! 2 workbook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664519</text:p>
          </table:table-cell>
          <table:table-cell office:value-type="string">
            <text:p>Komm mit! 1 teacher's resource book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664527</text:p>
          </table:table-cell>
          <table:table-cell office:value-type="string">
            <text:p>Komm mit! 2 teacher's resource book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80195</text:p>
          </table:table-cell>
          <table:table-cell office:value-type="string">
            <text:p>World Geography Differentiated Instruction Teacher Management System Grades 6-8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80217</text:p>
          </table:table-cell>
          <table:table-cell office:value-type="string">
            <text:p>World Geography Progress Assessment Support System with Answer Key </text:p>
          </table:table-cell>
          <table:table-cell office:value-type="float" office:value="59.42">
            <text:p>59.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80233</text:p>
          </table:table-cell>
          <table:table-cell office:value-type="string">
            <text:p>World Geography Geography, Science and Cultures Activities with Answer Key Grades 6-8</text:p>
          </table:table-cell>
          <table:table-cell office:value-type="float" office:value="32.05">
            <text:p>32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96237</text:p>
          </table:table-cell>
          <table:table-cell office:value-type="string">
            <text:p>Holt bien dit 2 teacher's book</text:p>
          </table:table-cell>
          <table:table-cell office:value-type="float" office:value="171.8">
            <text:p>17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96245</text:p>
          </table:table-cell>
          <table:table-cell office:value-type="string">
            <text:p>Holt bien dit 3 teacher's book</text:p>
          </table:table-cell>
          <table:table-cell office:value-type="float" office:value="89.9">
            <text:p>8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97187</text:p>
          </table:table-cell>
          <table:table-cell office:value-type="string">
            <text:p>Holt bien dit 1A workbook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97217</text:p>
          </table:table-cell>
          <table:table-cell office:value-type="string">
            <text:p>Holt bien dit 1 cahier de vocabulaire et grammaire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97438</text:p>
          </table:table-cell>
          <table:table-cell office:value-type="string">
            <text:p>Holt bien dit 1B student book</text:p>
          </table:table-cell>
          <table:table-cell office:value-type="float" office:value="116.7">
            <text:p>1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97497</text:p>
          </table:table-cell>
          <table:table-cell office:value-type="string">
            <text:p>Holt bien dit 1A student book</text:p>
          </table:table-cell>
          <table:table-cell office:value-type="float" office:value="116.7">
            <text:p>1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797748</text:p>
          </table:table-cell>
          <table:table-cell office:value-type="string">
            <text:p>World Geography Student World Atlas Grades 6-8</text:p>
          </table:table-cell>
          <table:table-cell office:value-type="float" office:value="17.94">
            <text:p>17.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882478</text:p>
          </table:table-cell>
          <table:table-cell office:value-type="string">
            <text:p>Holt bien dit 2 cahier de vocabulaire et grammaire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20396</text:p>
          </table:table-cell>
          <table:table-cell office:value-type="string">
            <text:p>Holt bien dit 3 cahier de vocabulaire et grammaire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20450</text:p>
          </table:table-cell>
          <table:table-cell office:value-type="string">
            <text:p>Holt bien dit 3 teacher's planner DVD</text:p>
          </table:table-cell>
          <table:table-cell office:value-type="float" office:value="49.8">
            <text:p>4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34206</text:p>
          </table:table-cell>
          <table:table-cell office:value-type="string">
            <text:p>World Geography Today Student World Atlas With Answer Key</text:p>
          </table:table-cell>
          <table:table-cell office:value-type="float" office:value="13.01">
            <text:p>13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4421X</text:p>
          </table:table-cell>
          <table:table-cell office:value-type="string">
            <text:p>Elements of Literature, grade 8, teacher's ed.</text:p>
          </table:table-cell>
          <table:table-cell office:value-type="float" office:value="184.6">
            <text:p>18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62196</text:p>
          </table:table-cell>
          <table:table-cell office:value-type="string">
            <text:p>Lifetime Health</text:p>
          </table:table-cell>
          <table:table-cell office:value-type="float" office:value="111.3">
            <text:p>1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6220X</text:p>
          </table:table-cell>
          <table:table-cell office:value-type="string">
            <text:p>Lifetime Health, Teacher's ed.</text:p>
          </table:table-cell>
          <table:table-cell office:value-type="float" office:value="137.1">
            <text:p>13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86389</text:p>
          </table:table-cell>
          <table:table-cell office:value-type="string">
            <text:p>Adventures in English literatur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93407</text:p>
          </table:table-cell>
          <table:table-cell office:value-type="string">
            <text:p>English workshop fifth course</text:p>
          </table:table-cell>
          <table:table-cell office:value-type="float" office:value="46.1">
            <text:p>4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0996236</text:p>
          </table:table-cell>
          <table:table-cell office:value-type="string">
            <text:p>Elements of Literature, grade 8, Assessments</text:p>
          </table:table-cell>
          <table:table-cell office:value-type="float" office:value="65.7">
            <text:p>6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4572481</text:p>
          </table:table-cell>
          <table:table-cell office:value-type="string">
            <text:p>Lion, the witch, and the wardrobe (classic animated feature)</text:p>
          </table:table-cell>
          <table:table-cell office:value-type="float" office:value="24.9">
            <text:p>24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34577572</text:p>
          </table:table-cell>
          <table:table-cell office:value-type="string">
            <text:p>Tales of Beatrix Potter Royal Ballet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48242675</text:p>
          </table:table-cell>
          <table:table-cell office:value-type="string">
            <text:p>Travel the world game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48243787</text:p>
          </table:table-cell>
          <table:table-cell office:value-type="string">
            <text:p>Alphabet frieze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48243817</text:p>
          </table:table-cell>
          <table:table-cell office:value-type="string">
            <text:p>Alphabet and numbers fun (double-sided magnetic board)</text:p>
          </table:table-cell>
          <table:table-cell office:value-type="float" office:value="27.5">
            <text:p>2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48243833</text:p>
          </table:table-cell>
          <table:table-cell office:value-type="string">
            <text:p>Number frieze</text:p>
          </table:table-cell>
          <table:table-cell office:value-type="float" office:value="18.5">
            <text:p>18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48250651</text:p>
          </table:table-cell>
          <table:table-cell office:value-type="string">
            <text:p>My complete activity pack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48251194</text:p>
          </table:table-cell>
          <table:table-cell office:value-type="string">
            <text:p>Early Learning Centre: My Complete Learning Pack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52412075</text:p>
          </table:table-cell>
          <table:table-cell office:value-type="string">
            <text:p>Princess bride</text:p>
          </table:table-cell>
          <table:table-cell office:value-type="float" office:value="26.2">
            <text:p>2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1445</text:p>
          </table:table-cell>
          <table:table-cell office:value-type="string">
            <text:p>Her highness, my wife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1453</text:p>
          </table:table-cell>
          <table:table-cell office:value-type="string">
            <text:p>Love with the proper husband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150X</text:p>
          </table:table-cell>
          <table:table-cell office:value-type="string">
            <text:p>Diary of a worm</text:p>
          </table:table-cell>
          <table:table-cell office:value-type="float" office:value="25.6">
            <text:p>2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181X</text:p>
          </table:table-cell>
          <table:table-cell office:value-type="string">
            <text:p>Withe her last breath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2050</text:p>
          </table:table-cell>
          <table:table-cell office:value-type="string">
            <text:p>On a wicked dawn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2069</text:p>
          </table:table-cell>
          <table:table-cell office:value-type="string">
            <text:p>Lady chosen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2077</text:p>
          </table:table-cell>
          <table:table-cell office:value-type="string">
            <text:p>Gentleman's honor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4401</text:p>
          </table:table-cell>
          <table:table-cell office:value-type="string">
            <text:p>People's history of the American revolution: How common people shaped the fight for independence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5424</text:p>
          </table:table-cell>
          <table:table-cell office:value-type="string">
            <text:p>Lirael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60005696</text:p>
          </table:table-cell>
          <table:table-cell office:value-type="string">
            <text:p>Paradox of choice: Why more is less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26.09.2016</text:date>, <text:time>13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4" meta:object-count="0"/>
    <meta:generator>OpenOffice/4.1.1$Unix OpenOffice.org_project/411m6$Build-9775</meta:generator>
  </office:meta>
</office:document-meta>
</file>